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2in" fo:margin-right="0in" fo:text-indent="-0.25in" style:auto-text-indent="false"/>
    </style:style>
    <style:style style:name="P7" style:family="paragraph" style:parent-style-name="Heading_20_2" style:master-page-name="Standard">
      <style:paragraph-properties style:page-number="1"/>
    </style:style>
    <style:style style:name="T1" style:family="text">
      <style:text-properties fo:color="#0000ee"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47lny151qo2l"/>Jan 26, 2026 | <text:a xlink:type="simple" xlink:href="https://www.google.com/calendar/event?eid=MHJ2cnYydGs2ZjBoYnRiZzcxZnJjM2t0YmxfMjAyNjAxMjZUMTkwMDAwWiBqb2VAc2h5ZnRzb2x1dGlvbnMuaW8" text:style-name="ListLabel_20_28" text:visited-style-name="ListLabel_20_28"><text:span text:style-name="T1">Internal apps tag up</text:span></text:a></text:p>
      <text:p text:style-name="Standard">Attendees: <text:a xlink:type="simple" xlink:href="mailto:connor.jensen@shyftsolutions.io" text:style-name="ListLabel_20_28" text:visited-style-name="ListLabel_20_28"><text:span text:style-name="T1">Connor Jensen</text:span></text:a> <text:a xlink:type="simple" xlink:href="mailto:joe@shyftsolutions.io" text:style-name="ListLabel_20_28" text:visited-style-name="ListLabel_20_28"><text:span text:style-name="T1">Joe Hurni</text:span></text:a> <text:a xlink:type="simple" xlink:href="mailto:justin@shyftsolutions.io" text:style-name="ListLabel_20_28" text:visited-style-name="ListLabel_20_28"><text:span text:style-name="T1">Justin Worrell</text:span></text:a> <text:a xlink:type="simple" xlink:href="mailto:nathan@shyftsolutions.io" text:style-name="ListLabel_20_28" text:visited-style-name="ListLabel_20_28"><text:span text:style-name="T1">Nathan Doher</text:span></text:a></text:p>
      <text:p text:style-name="Standard"/>
      <text:p text:style-name="Standard">Notes</text:p>
      <text:list xml:id="list4208871117" text:style-name="WWNum2">
        <text:list-item>
          <text:p text:style-name="P1">Security related changes in PR currently (needs scanning and/or manual testing)</text:p>
        </text:list-item>
        <text:list-item>
          <text:p text:style-name="P1">Maybe move CI/CD changes (automatic deployments on merges to master) up in priority?</text:p>
        </text:list-item>
        <text:list-item>
          <text:p text:style-name="P1">For training tracker how do we map roles and things roles can do</text:p>
        </text:list-item>
        <text:list-item>
          <text:p text:style-name="P1">Supervisors can see subordinates and their training</text:p>
        </text:list-item>
        <text:list-item>
          <text:p text:style-name="P1">Supervisors can assign training</text:p>
        </text:list-item>
        <text:list-item>
          <text:p text:style-name="P1">Supervisors approve/deny</text:p>
        </text:list-item>
        <text:list-item>
          <text:p text:style-name="P1">Admins can add/remove training, requires link, due dates?</text:p>
        </text:list-item>
        <text:list-item>
          <text:p text:style-name="P1">Due dates are tricky because they can be tied to start date, or date of last completion</text:p>
        </text:list-item>
        <text:list-item>
          <text:p text:style-name="P1">Employees can complete training and upload files (requires security/input validation)</text:p>
        </text:list-item>
        <text:list-item>
          <text:p text:style-name="P1">Testing and scanning part of CI/CD</text:p>
        </text:list-item>
      </text:list>
      <text:p text:style-name="Standard"/>
      <text:p text:style-name="Standard">Action items</text:p>
      <text:list xml:id="list3420847380" text:style-name="WWNum3">
        <text:list-item>
          <text:p text:style-name="P2">Nate getting access to internal apps EC2 instance</text:p>
        </text:list-item>
        <text:list-item>
          <text:p text:style-name="P2">Scope out ‘formal-ish’ requirements for training tracker app</text:p>
        </text:list-item>
      </text:list>
      <text:p text:style-name="Standard"/>
      <text:p text:style-name="Standard"/>
      <text:p text:style-name="Standard">Feb 2, 2026</text:p>
      <text:list xml:id="list3553022078" text:style-name="WWNum1">
        <text:list-item>
          <text:p text:style-name="P3">Training tracker high level task list</text:p>
          <text:list>
            <text:list-item>
              <text:p text:style-name="P4">CI/CD stuff in place</text:p>
              <text:list>
                <text:list-item>
                  <text:p text:style-name="P5">Testing</text:p>
                </text:list-item>
                <text:list-item>
                  <text:p text:style-name="P5">Scanning</text:p>
                  <text:list>
                    <text:list-item>
                      <text:p text:style-name="P6"><text:soft-page-break/>Security</text:p>
                    </text:list-item>
                    <text:list-item>
                      <text:p text:style-name="P6">Api layer</text:p>
                    </text:list-item>
                    <text:list-item>
                      <text:p text:style-name="P6">Code vulnerability scanning</text:p>
                    </text:list-item>
                    <text:list-item>
                      <text:p text:style-name="P6">Code smells/linting</text:p>
                    </text:list-item>
                  </text:list>
                </text:list-item>
                <text:list-item>
                  <text:p text:style-name="P5">Deployment later</text:p>
                </text:list-item>
              </text:list>
            </text:list-item>
            <text:list-item>
              <text:p text:style-name="P4">Create API layer specific to training tracker</text:p>
              <text:list>
                <text:list-item>
                  <text:p text:style-name="P5">Everything outside of static and templates folder is API fodder</text:p>
                </text:list-item>
                <text:list-item>
                  <text:p text:style-name="P5">Make unit tests (claude will)</text:p>
                </text:list-item>
                <text:list-item>
                  <text:p text:style-name="P5">Swagger, docs, etc.</text:p>
                </text:list-item>
                <text:list-item>
                  <text:p text:style-name="P5">‘Contract driven development’</text:p>
                </text:list-item>
              </text:list>
            </text:list-item>
            <text:list-item>
              <text:p text:style-name="P4">Scope out refactoring front end code to modern front end library</text:p>
              <text:list>
                <text:list-item>
                  <text:p text:style-name="P5">React is fine</text:p>
                  <text:list>
                    <text:list-item>
                      <text:p text:style-name="P6">/src</text:p>
                    </text:list-item>
                    <text:list-item>
                      <text:p text:style-name="P6">/docs</text:p>
                    </text:list-item>
                    <text:list-item>
                      <text:p text:style-name="P6">/.githooks</text:p>
                    </text:list-item>
                    <text:list-item>
                      <text:p text:style-name="P6">/.github</text:p>
                    </text:list-item>
                  </text:list>
                </text:list-item>
                <text:list-item>
                  <text:p text:style-name="P5">New repo </text:p>
                  <text:list>
                    <text:list-item>
                      <text:p text:style-name="P6"><text:a xlink:type="simple" xlink:href="mailto:joe@shyftsolutions.io" text:style-name="ListLabel_20_28" text:visited-style-name="ListLabel_20_28"><text:span text:style-name="T1">Joe Hurni</text:span></text:a>get ‘ai driven dev’ document</text:p>
                    </text:list-item>
                  </text:list>
                </text:list-item>
                <text:list-item>
                  <text:p text:style-name="P5">All in on the CI/CD stuff </text:p>
                  <text:list>
                    <text:list-item>
                      <text:p text:style-name="P6">Unit tests</text:p>
                    </text:list-item>
                    <text:list-item>
                      <text:p text:style-name="P6">Playwright</text:p>
                    </text:list-item>
                    <text:list-item>
                      <text:p text:style-name="P6">Runs during PR </text:p>
                    </text:list-item>
                    <text:list-item>
                      <text:p text:style-name="P6">Protect main branch</text:p>
                    </text:list-item>
                  </text:list>
                </text:list-item>
                <text:list-item>
                  <text:p text:style-name="P5">Begin working towards ‘shyft specific’ CSS or styling</text:p>
                  <text:list>
                    <text:list-item>
                      <text:p text:style-name="P6">Do some research on styling tools</text:p>
                    </text:list-item>
                    <text:list-item>
                      <text:p text:style-name="P6">material1?!?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7" meta:word-count="278" meta:character-count="1536" meta:non-whitespace-character-count="1344"/>
    <meta:generator>LibreOfficeDev/6.0.5.2$Linux_X86_64 LibreOffice_project/</meta:generator>
  </office:meta>
</office:document-meta>
</file>